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HttpConfigModel.setSuspend( int sus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setExclude( String excl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setTempDir( String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Encoding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LoginErrorPage( String loginError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setInMemorySize( int inMem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isPor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getTempDi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setMaxSize( int max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Portal( boolean port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getInMem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LoginExcludeUrls( String loginExclude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LoginIncludeUrls( String loginIncludeUr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setFileUploadConfig( FileUploadConfig fileUploa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get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LoginInclud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UploadConfig.getMax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LoginExcludeUr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LoginError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cessHttpConfigModel.getFileUploa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